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ystem_20_boundary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Icon_20_with_20_Border">
      <style:graphic-properties draw:textarea-horizontal-align="center" draw:textarea-vertical-align="middle"/>
    </style:style>
    <style:style style:name="gr5" style:family="graphic" style:parent-style-name="Data_20_Transfer">
      <style:graphic-properties draw:textarea-horizontal-align="center" draw:textarea-vertical-align="middle"/>
    </style:style>
    <style:style style:name="gr6" style:family="graphic" style:parent-style-name="Comment_20_Blob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cm" svg:height="5cm" svg:x="9.5cm" svg:y="1cm">
          <text:p/>
        </draw:rect>
        <draw:frame draw:style-name="gr2" draw:text-style-name="P1" draw:layer="layout" svg:width="3cm" svg:height="3cm" svg:x="8cm" svg:y="1.5cm">
          <draw:image xlink:href="../pictures/icons%20and%20symbols/monitor-256x256.png" xlink:type="simple" xlink:show="embed" xlink:actuate="onLoad">
            <text:p/>
          </draw:image>
        </draw:frame>
        <draw:frame draw:style-name="gr3" draw:text-style-name="P1" draw:layer="layout" svg:width="3cm" svg:height="3cm" svg:x="12cm" svg:y="1.5cm">
          <draw:image xlink:href="../pictures/icons%20and%20symbols/db9.jpg" xlink:type="simple" xlink:show="embed" xlink:actuate="onLoad">
            <text:p/>
          </draw:image>
        </draw:frame>
        <draw:frame draw:style-name="gr3" draw:text-style-name="P1" draw:id="id2" draw:layer="layout" svg:width="3cm" svg:height="3cm" svg:x="1cm" svg:y="1.5cm">
          <draw:image xlink:href="../pictures/icons%20and%20symbols/male%20user.JPG" xlink:type="simple" xlink:show="embed" xlink:actuate="onLoad">
            <text:p/>
          </draw:image>
        </draw:frame>
        <draw:rect draw:style-name="gr4" draw:text-style-name="P1" draw:id="id3" draw:layer="layout" svg:width="3cm" svg:height="3cm" svg:x="8cm" svg:y="1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GUI</text:p>
        </draw:rect>
        <draw:rect draw:style-name="gr4" draw:text-style-name="P1" draw:id="id1" draw:layer="layout" svg:width="3cm" svg:height="3cm" svg:x="12cm" svg:y="1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S-232</text:p>
        </draw:rect>
        <draw:connector draw:style-name="Data_20_Transfer" draw:layer="layout" svg:x1="15cm" svg:y1="3cm" svg:x2="19.696cm" svg:y2="3.014cm" draw:start-shape="id1" draw:start-glue-point="1" svg:d="m15000 3000h2623v14h2073">
          <text:p text:style-name="P2"><text:s text:c="3"/>NMEA Data <text:s text:c="7"/></text:p>
        </draw:connector>
        <draw:connector draw:style-name="gr5" draw:text-style-name="P2" draw:layer="layout" svg:x1="4cm" svg:y1="3cm" svg:x2="8cm" svg:y2="3cm" draw:start-shape="id2" draw:start-glue-point="1" draw:end-shape="id3" draw:end-glue-point="3" svg:d="m4000 3000h4000">
          <text:p text:style-name="P2">Interaction</text:p>
        </draw:connector>
        <draw:custom-shape draw:style-name="gr6" draw:text-style-name="P2" draw:layer="layout" svg:width="6.5cm" svg:height="2.5cm" svg:x="1cm" svg:y="5cm">
          <text:p text:style-name="P2">User interaction is not mandatory</text:p>
          <draw:enhanced-geometry svg:viewBox="0 0 21600 21600" draw:text-areas="800 800 20800 20800" draw:type="round-rectangular-callout" draw:modifiers="4691.46285186894 -6891.963214714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con_20_with_20_Border" style:display-name="Icon with Border" style:family="graphic" style:parent-style-name="standard">
      <style:graphic-properties draw:stroke-dash="Dash_20_2" svg:stroke-width="0.1cm" draw:marker-start-width="0.45cm" draw:marker-end-width="0.45cm" draw:fill="none" draw:fill-gradient-name="Gradient_20_7" draw:fill-hatch-name="Hatch_20_1" draw:fill-image-name="Bitmape_20_1" draw:fill-image-width="0cm" draw:fill-image-height="0cm"/>
    </style:style>
    <style:style style:name="Sensor_20_Data" style:display-name="Sensor Data" style:family="graphic" style:parent-style-name="standard">
      <style:graphic-properties draw:stroke-dash="Dash_20_2" svg:stroke-width="0.3cm" svg:stroke-color="#ff0000" draw:marker-start-width="0.75cm" draw:marker-end="Arrow" draw:marker-end-width="0.75cm" draw:fill-gradient-name="Gradient_20_7" draw:fill-hatch-name="Hatch_20_1" draw:fill-image-name="Bitmape_20_1"/>
    </style:style>
    <style:style style:name="Comment_20_Blob" style:display-name="Comment Blob" style:family="graphic" style:parent-style-name="standard">
      <style:graphic-properties draw:stroke-dash="Dash_20_2" draw:fill-color="#e6e6e6" draw:fill-gradient-name="Gradient_20_7" draw:fill-hatch-name="Hatch_20_1" draw:fill-image-name="Bitmape_20_1" draw:fill-image-width="0cm" draw:fill-image-height="0cm"/>
    </style:style>
    <style:style style:name="System_20_boundary" style:display-name="System boundary" style:family="graphic" style:parent-style-name="standard">
      <style:graphic-properties draw:stroke="dash" draw:stroke-dash="Ultrafine_20_Dashed" svg:stroke-width="0.3cm" svg:stroke-color="#999999" draw:marker-start-width="0.75cm" draw:marker-end-width="0.75cm" draw:fill="none" draw:fill-gradient-name="Gradient_20_7" draw:fill-hatch-name="Hatch_20_1" draw:fill-image-name="Bitmape_20_1" draw:fill-image-width="0cm" draw:fill-image-height="0cm"/>
    </style:style>
    <style:style style:name="Data_20_Transfer" style:display-name="Data Transfer" style:family="graphic" style:parent-style-name="Sensor_20_Data">
      <style:graphic-properties draw:stroke="solid" draw:stroke-dash="Dash_20_2" svg:stroke-width="0.9cm" svg:stroke-color="#ffd320" draw:marker-start-width="1.65cm" draw:marker-start-center="false" draw:marker-end="Arrow" draw:marker-end-width="1.6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Data_5f_20_5f_Transfer" style:display-name="Data_20_Transfer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rcel Suter</meta:initial-creator>
    <meta:creation-date>2008-10-13T10:30:37</meta:creation-date>
    <dc:creator>Marcel Suter</dc:creator>
    <dc:date>2008-10-20T17:15:56</dc:date>
    <meta:editing-cycles>25</meta:editing-cycles>
    <meta:editing-duration>PT7H12M1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